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6.31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4.2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urpose</text:p>
          </table:table-cell>
          <table:table-cell table:style-name="ce4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-8 Stainless Steel Thin Hex Nut, M4 x 0.7 mm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710A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 M5Stack Servo8 to base pl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-8 Stainless Steel Hex Drive Flat Head Screw, M3 x 0.5 Thread Size, 15mm Long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125A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unting Core S3 and slide beam to base plate 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-8 Stainless Steel Thin Hex Nut, M3 x 0.5 mm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710A0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nting <text:s/>slide beam to base plate and cap to slide beam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nurled-Head Thumb Screw, Stainless Steel, 10-32 Thread Size, 1/2" Long, 7/16" Diameter Head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46A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lamping servo holder to slide beam pos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-8 Stainless Steel Nylon-Tip Set Screw, 8-32 Thread, 1/4" 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0291A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 clamping servo into servo hold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ck Delrin Acetal Resin Bar 1/8" Thick, 6" Wide, 1 ft. Length</text:p>
          </table:table-cell>
          <table:table-cell office:value-type="string" calcext:value-type="string">
            <text:p>McMaster-Carr</text:p>
          </table:table-cell>
          <table:table-cell table:style-name="ce3" office:value-type="string" calcext:value-type="string">
            <text:p>8662K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erial for cutting slide beam set/thumb screw strip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5Stack CoreS3 ESP32S3 loT Development Kit</text:p>
          </table:table-cell>
          <table:table-cell office:value-type="string" calcext:value-type="string">
            <text:p>M5Stack</text:p>
          </table:table-cell>
          <table:table-cell office:value-type="string" calcext:value-type="string">
            <text:p>K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ler with display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-Channel Servo Driver Unit (STM32F030)</text:p>
          </table:table-cell>
          <table:table-cell office:value-type="string" calcext:value-type="string">
            <text:p>M5Stack</text:p>
          </table:table-cell>
          <table:table-cell office:value-type="string" calcext:value-type="string">
            <text:p>U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 controller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LS12-30100-6V Hitec Linear Servo (1.2" Stroke, 0.6"/sec,11.5lbs Thrust)</text:p>
          </table:table-cell>
          <table:table-cell office:value-type="string" calcext:value-type="string">
            <text:p>ServoCity</text:p>
          </table:table-cell>
          <table:table-cell office:value-type="string" calcext:value-type="string">
            <text:p>HLS12-30100-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serv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D printed parts, resin printed from black resin from .step files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male Miniature Pin Connector Fits A-M Systems' electrodes.</text:p>
          </table:table-cell>
          <table:table-cell office:value-type="string" calcext:value-type="string">
            <text:p>A-M Systems</text:p>
          </table:table-cell>
          <table:table-cell office:value-type="float" office:value="520100" calcext:value-type="float">
            <text:p>52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de holder</text:p>
          </table:table-cell>
          <table:table-cell office:value-type="string" calcext:value-type="string">
            <text:p>https://www.a-msystems.com/p-188-female-miniature-pin-connector-fits-a-m-systems-electrodes.aspx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7:11:12.253341472</meta:creation-date>
    <dc:date>2025-03-05T16:10:37.889356611</dc:date>
    <meta:editing-duration>PT19M49S</meta:editing-duration>
    <meta:editing-cycles>6</meta:editing-cycles>
    <meta:generator>LibreOffice/7.3.7.2$Linux_X86_64 LibreOffice_project/30$Build-2</meta:generator>
    <meta:document-statistic meta:table-count="1" meta:cell-count="71" meta:object-count="0"/>
  </office:meta>
</office:document-meta>
</file>